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8e6c" officeooo:paragraph-rsid="00078e6c"/>
    </style:style>
    <style:style style:name="P2" style:family="paragraph" style:parent-style-name="Standard">
      <style:text-properties officeooo:rsid="00078e6c" officeooo:paragraph-rsid="0007d855"/>
    </style:style>
    <style:style style:name="P3" style:family="paragraph" style:parent-style-name="Standard">
      <style:text-properties officeooo:rsid="00078e6c" officeooo:paragraph-rsid="000a4b56"/>
    </style:style>
    <style:style style:name="P4" style:family="paragraph" style:parent-style-name="Standard">
      <style:text-properties fo:font-weight="bold" officeooo:rsid="00078e6c" officeooo:paragraph-rsid="00078e6c" style:font-weight-asian="bold" style:font-weight-complex="bold"/>
    </style:style>
    <style:style style:name="P5" style:family="paragraph" style:parent-style-name="Standard">
      <style:text-properties fo:font-weight="bold" officeooo:rsid="0009140e" officeooo:paragraph-rsid="0009140e" style:font-weight-asian="bold" style:font-weight-complex="bold"/>
    </style:style>
    <style:style style:name="P6" style:family="paragraph" style:parent-style-name="Standard">
      <style:text-properties fo:font-weight="bold" officeooo:rsid="000a4b56" officeooo:paragraph-rsid="000a4b56" style:font-weight-asian="bold" style:font-weight-complex="bold"/>
    </style:style>
    <style:style style:name="P7" style:family="paragraph" style:parent-style-name="Standard">
      <style:text-properties fo:font-weight="bold" officeooo:rsid="00107929" officeooo:paragraph-rsid="00107929" style:font-weight-asian="bold" style:font-weight-complex="bold"/>
    </style:style>
    <style:style style:name="P8" style:family="paragraph" style:parent-style-name="Standard">
      <style:text-properties fo:font-weight="bold" officeooo:rsid="0011f6d3" officeooo:paragraph-rsid="0011f6d3" style:font-weight-asian="bold" style:font-weight-complex="bold"/>
    </style:style>
    <style:style style:name="P9" style:family="paragraph" style:parent-style-name="Standard">
      <style:text-properties fo:font-weight="bold" officeooo:rsid="001a0587" officeooo:paragraph-rsid="001a0587" style:font-weight-asian="bold" style:font-weight-complex="bold"/>
    </style:style>
    <style:style style:name="P10" style:family="paragraph" style:parent-style-name="Standard">
      <style:text-properties fo:font-weight="bold" officeooo:rsid="002709f3" officeooo:paragraph-rsid="002709f3" style:font-weight-asian="bold" style:font-weight-complex="bold"/>
    </style:style>
    <style:style style:name="P11" style:family="paragraph" style:parent-style-name="Standard">
      <style:text-properties fo:font-size="16pt" style:text-underline-style="none" fo:font-weight="bold" officeooo:rsid="0007d855" officeooo:paragraph-rsid="0007d855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07d855" officeooo:paragraph-rsid="0007d855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24pt" fo:font-weight="bold" officeooo:rsid="00078e6c" officeooo:paragraph-rsid="00078e6c" style:font-size-asian="24pt" style:font-weight-asian="bold" style:font-size-complex="24pt" style:font-weight-complex="bold"/>
    </style:style>
    <style:style style:name="P14" style:family="paragraph" style:parent-style-name="Standard">
      <style:text-properties fo:font-weight="normal" officeooo:rsid="0009140e" officeooo:paragraph-rsid="0009140e" style:font-weight-asian="normal" style:font-weight-complex="normal"/>
    </style:style>
    <style:style style:name="P15" style:family="paragraph" style:parent-style-name="Standard">
      <style:text-properties fo:font-weight="normal" officeooo:rsid="001a0587" officeooo:paragraph-rsid="001a0587" style:font-weight-asian="normal" style:font-weight-complex="normal"/>
    </style:style>
    <style:style style:name="P16" style:family="paragraph" style:parent-style-name="Standard">
      <style:text-properties fo:font-weight="normal" officeooo:rsid="000a4b56" officeooo:paragraph-rsid="000a4b56" style:font-weight-asian="normal" style:font-weight-complex="normal"/>
    </style:style>
    <style:style style:name="P17" style:family="paragraph" style:parent-style-name="Standard">
      <style:text-properties fo:font-weight="normal" officeooo:rsid="0011f6d3" officeooo:paragraph-rsid="00107929" style:font-weight-asian="normal" style:font-weight-complex="normal"/>
    </style:style>
    <style:style style:name="P18" style:family="paragraph" style:parent-style-name="Standard">
      <style:text-properties fo:font-weight="normal" officeooo:rsid="001750eb" officeooo:paragraph-rsid="0011f6d3" style:font-weight-asian="normal" style:font-weight-complex="normal"/>
    </style:style>
    <style:style style:name="P19" style:family="paragraph" style:parent-style-name="Standard">
      <style:text-properties fo:font-weight="normal" officeooo:rsid="001750eb" officeooo:paragraph-rsid="0011f6d3" style:font-weight-asian="normal" style:font-weight-complex="normal"/>
    </style:style>
    <style:style style:name="T1" style:family="text">
      <style:text-properties officeooo:rsid="0007ae3e"/>
    </style:style>
    <style:style style:name="T2" style:family="text">
      <style:text-properties officeooo:rsid="0007c6a2"/>
    </style:style>
    <style:style style:name="T3" style:family="text">
      <style:text-properties officeooo:rsid="0007d855"/>
    </style:style>
    <style:style style:name="T4" style:family="text">
      <style:text-properties officeooo:rsid="000a4b5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f6d3" style:font-weight-asian="normal" style:font-weight-complex="normal"/>
    </style:style>
    <style:style style:name="T7" style:family="text">
      <style:text-properties fo:font-weight="normal" officeooo:rsid="00123e0c" style:font-weight-asian="normal" style:font-weight-complex="normal"/>
    </style:style>
    <style:style style:name="T8" style:family="text">
      <style:text-properties fo:font-weight="normal" officeooo:rsid="001532b2" style:font-weight-asian="normal" style:font-weight-complex="normal"/>
    </style:style>
    <style:style style:name="T9" style:family="text">
      <style:text-properties fo:font-weight="normal" officeooo:rsid="0015594c" style:font-weight-asian="normal" style:font-weight-complex="normal"/>
    </style:style>
    <style:style style:name="T10" style:family="text">
      <style:text-properties fo:font-weight="normal" officeooo:rsid="001750eb" style:font-weight-asian="normal" style:font-weight-complex="normal"/>
    </style:style>
    <style:style style:name="T11" style:family="text">
      <style:text-properties fo:font-weight="normal" officeooo:rsid="001878c9" style:font-weight-asian="normal" style:font-weight-complex="normal"/>
    </style:style>
    <style:style style:name="T12" style:family="text">
      <style:text-properties fo:font-weight="normal" officeooo:rsid="00273a0e" style:font-weight-asian="normal" style:font-weight-complex="normal"/>
    </style:style>
    <style:style style:name="T13" style:family="text">
      <style:text-properties officeooo:rsid="0011f6d3"/>
    </style:style>
    <style:style style:name="T14" style:family="text">
      <style:text-properties officeooo:rsid="001d0063"/>
    </style:style>
    <style:style style:name="T15" style:family="text">
      <style:text-properties fo:color="#c9211e" loext:opacity="100%" fo:font-weight="normal" officeooo:rsid="00273a0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ahier des charges projet</text:p>
      <text:p text:style-name="P13"/>
      <text:p text:style-name="P1"/>
      <text:p text:style-name="P11">Droits utilisateur :</text:p>
      <text:p text:style-name="P11"/>
      <text:p text:style-name="P1"/>
      <text:p text:style-name="P4">Utilisateur Visiteur :</text:p>
      <text:p text:style-name="P1"/>
      <text:p text:style-name="P1">- Visualisation des recettes</text:p>
      <text:p text:style-name="P1">- Création d’un compte</text:p>
      <text:p text:style-name="P1">- <text:span text:style-name="T1">Imprimer les recettes</text:span></text:p>
      <text:p text:style-name="P1"/>
      <text:p text:style-name="P4">Utilisateur inscrit <text:s/>:</text:p>
      <text:p text:style-name="P1"/>
      <text:p text:style-name="P1">- Visualisation des recettes</text:p>
      <text:p text:style-name="P1">- <text:span text:style-name="T1">Visualisation des vidéos</text:span></text:p>
      <text:p text:style-name="P1">- Commenter <text:span text:style-name="T1">les recettes</text:span></text:p>
      <text:p text:style-name="P1">- Paramétrer son profil (Images, données contact)</text:p>
      <text:p text:style-name="P1">- <text:span text:style-name="T1">Imprimer les recettes</text:span></text:p>
      <text:p text:style-name="P3">- <text:span text:style-name="T4">P</text:span><text:span text:style-name="T3">artage</text:span></text:p>
      <text:p text:style-name="P1"/>
      <text:p text:style-name="P4">Administrateur :</text:p>
      <text:p text:style-name="P1"/>
      <text:p text:style-name="P1">- Visualisation des recettes</text:p>
      <text:p text:style-name="P1">- Gestion d<text:span text:style-name="T1">es</text:span> comptes utilisateurs</text:p>
      <text:p text:style-name="P1">- <text:span text:style-name="T1">Gestion des commentaires</text:span></text:p>
      <text:p text:style-name="P1">- Gestion d<text:span text:style-name="T1">u</text:span> contenu</text:p>
      <text:p text:style-name="P1">- <text:span text:style-name="T3">Ajouter</text:span><text:span text:style-name="T1"> des recettes</text:span></text:p>
      <text:p text:style-name="P1">- <text:span text:style-name="T1">Imprimer les recettes</text:span></text:p>
      <text:p text:style-name="P1">- <text:span text:style-name="T2">Commenter les recettes</text:span></text:p>
      <text:p text:style-name="P1">- <text:span text:style-name="T3">Accès aux statistique de visite / commentaire / partag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Contenu du site :</text:p>
      <text:p text:style-name="P2"/>
      <text:p text:style-name="P2"/>
      <text:p text:style-name="P5"><text:span text:style-name="T14">Recettes</text:span> :</text:p>
      <text:p text:style-name="P5"/>
      <text:p text:style-name="P14">- Ingrédients</text:p>
      <text:p text:style-name="P14">- Ustensile</text:p>
      <text:p text:style-name="P14">- <text:span text:style-name="T4">Temps préparation</text:span></text:p>
      <text:p text:style-name="P14">- <text:span text:style-name="T13">Photos</text:span></text:p>
      <text:p text:style-name="P14">-<text:span text:style-name="T13">Vidéos</text:span></text:p>
      <text:p text:style-name="P14">- <text:span text:style-name="T4">Auteur</text:span></text:p>
      <text:p text:style-name="P14">- <text:span text:style-name="T13">Commentaires (Auteur, Message)</text:span></text:p>
      <text:p text:style-name="P14"/>
      <text:p text:style-name="P9"/>
      <text:p text:style-name="P9">Identification :</text:p>
      <text:p text:style-name="P9"/>
      <text:p text:style-name="P9">- <text:span text:style-name="T5">E-mail</text:span></text:p>
      <text:p text:style-name="P15">- Pseudo</text:p>
      <text:p text:style-name="P15">- Mot de passe</text:p>
      <text:p text:style-name="P6"/>
      <text:p text:style-name="P6"/>
      <text:p text:style-name="P6">Profil :</text:p>
      <text:p text:style-name="P16"/>
      <text:p text:style-name="P6"><text:span text:style-name="T5">- Donnée personnelles </text:span><text:span text:style-name="T7">modifiable</text:span><text:span text:style-name="T5"> (Photo, Email, Nom, Prénom, Pseudo)</text:span></text:p>
      <text:p text:style-name="P16"/>
      <text:p text:style-name="P16"/>
      <text:p text:style-name="P7">Utilisateurs :</text:p>
      <text:p text:style-name="P7"/>
      <text:p text:style-name="P7">- <text:span text:style-name="T6">Nom, </text:span><text:span text:style-name="T8">P</text:span><text:span text:style-name="T6">rénom, E-mail, Photo, Pseudo, </text:span><text:span text:style-name="T11">Commentaires</text:span></text:p>
      <text:p text:style-name="P17"/>
      <text:p text:style-name="P17"/>
      <text:p text:style-name="P8">Administration :</text:p>
      <text:p text:style-name="P8"/>
      <text:p text:style-name="P8">-<text:span text:style-name="T5"> Statistique visite</text:span></text:p>
      <text:p text:style-name="P8"><text:span text:style-name="T5">- </text:span><text:span text:style-name="T9">Gestion(CRUD) </text:span><text:span text:style-name="T5">de conten</text:span><text:span text:style-name="T9">u</text:span></text:p>
      <text:p text:style-name="P8"><text:span text:style-name="T9">- </text:span><text:span text:style-name="T10">Gestion(CRUD) des comptes utilisateurs</text:span></text:p>
      <text:p text:style-name="P18"/>
      <text:p text:style-name="P10"><text:span text:style-name="T12">(</text:span><text:span text:style-name="T10">f</text:span><text:span text:style-name="T5">aire résumé, pour qui, fonction </text:span><text:span text:style-name="T12">) </text:span><text:span text:style-name="T15">A faire.</text:span></text:p>
      <text:p text:style-name="P18"/>
      <text:p text:style-name="P18"/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09:38:05.325000000</meta:creation-date>
    <dc:date>2021-02-25T17:01:53.034000000</dc:date>
    <meta:editing-duration>PT3H31M54S</meta:editing-duration>
    <meta:editing-cycles>24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44" meta:word-count="165" meta:character-count="1028" meta:non-whitespace-character-count="906"/>
  </office:meta>
</office:document-meta>
</file>